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6" style:parent-style-name="Standard" style:family="paragraph">
      <style:paragraph-properties fo:text-align="center" fo:margin-bottom="0in" fo:line-height="150%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8" style:parent-style-name="Standard" style:family="paragraph">
      <style:paragraph-properties fo:text-align="center" fo:margin-bottom="0in" fo:line-height="150%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1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1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3" style:parent-style-name="Standard" style:family="paragraph">
      <style:paragraph-properties fo:text-align="center" fo:margin-bottom="0in" fo:line-height="150%"/>
    </style:style>
    <style:style style:name="T14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/>
    </style:style>
    <style:style style:name="P1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6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19" style:parent-style-name="Standard" style:family="paragraph">
      <style:paragraph-properties fo:text-align="center" fo:margin-bottom="0in" fo:line-height="150%"/>
    </style:style>
    <style:style style:name="T20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6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3" style:parent-style-name="Standard" style:family="paragraph">
      <style:paragraph-properties fo:text-align="justify" fo:margin-bottom="0in" fo:line-height="150%"/>
    </style:style>
    <style:style style:name="T34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5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am" fo:country="ET"/>
    </style:style>
    <style:style style:name="T36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7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8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T41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am" fo:country="ET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P43" style:parent-style-name="Standard" style:family="paragraph">
      <style:paragraph-properties fo:text-align="justify" fo:margin-bottom="0in" fo:line-height="150%"/>
    </style:style>
    <style:style style:name="T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6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47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48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49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0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1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2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3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P54" style:parent-style-name="Standard" style:family="paragraph">
      <style:paragraph-properties fo:break-before="page" fo:text-align="justify" fo:margin-bottom="0in" fo:line-height="150%"/>
    </style:style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P5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P57" style:parent-style-name="Standard" style:family="paragraph">
      <style:paragraph-properties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58" style:parent-style-name="Standard" style:family="paragraph">
      <style:paragraph-properties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hu" fo:country="HU"/>
    </style:style>
    <style:style style:name="P5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60" style:parent-style-name="Standard" style:family="paragraph">
      <style:paragraph-properties fo:text-align="center" fo:margin-bottom="0in" fo:line-height="150%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6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63" style:parent-style-name="Standard" style:family="paragraph">
      <style:paragraph-properties fo:text-align="justify" fo:margin-bottom="0in" fo:line-height="150%"/>
    </style:style>
    <style:style style:name="T64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P65" style:parent-style-name="Standard" style:family="paragraph">
      <style:paragraph-properties fo:text-align="justify" fo:margin-bottom="0in" fo:line-height="150%"/>
    </style:style>
    <style:style style:name="P66" style:parent-style-name="Standard" style:family="paragraph">
      <style:paragraph-properties fo:text-align="center" fo:margin-bottom="0in" fo:line-height="150%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6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fo:font-size="14pt" style:font-size-asian="14pt" style:font-size-complex="13pt" fo:language="hu" fo:country="HU"/>
    </style:style>
    <style:style style:name="P69" style:parent-style-name="Standard" style:family="paragraph">
      <style:paragraph-properties fo:text-align="justify" fo:margin-bottom="0in" fo:line-height="150%"/>
    </style:style>
    <style:style style:name="T70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fo:color="#000000" fo:font-size="12pt" style:font-size-asian="12pt" style:font-size-complex="12pt" fo:language="hu" fo:country="HU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7" style:parent-style-name="Standard" style:family="paragraph">
      <style:paragraph-properties fo:text-align="justify" fo:margin-bottom="0in" fo:line-height="150%"/>
    </style:style>
    <style:style style:name="T78" style:parent-style-name="HTMLCode" style:family="text">
      <style:text-properties style:font-name-asian="Calibri"/>
    </style:style>
    <style:style style:name="T79" style:parent-style-name="HTMLCode" style:family="text">
      <style:text-properties style:font-name-asian="Calibri"/>
    </style:style>
    <style:style style:name="T80" style:parent-style-name="HTMLCode" style:family="text">
      <style:text-properties style:font-name-asian="Calibri"/>
    </style:style>
    <style:style style:name="T81" style:parent-style-name="HTMLCode" style:family="text">
      <style:text-properties style:font-name-asian="Calibri"/>
    </style:style>
    <style:style style:name="P8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justify" fo:margin-bottom="0in" fo:line-height="150%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3pt" fo:language="hu" fo:country="HU"/>
    </style:style>
    <style:style style:name="P9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3pt" fo:language="hu" fo:country="HU"/>
    </style:style>
    <style:style style:name="P92" style:parent-style-name="Standard" style:family="paragraph">
      <style:paragraph-properties fo:break-before="page" fo:text-align="justify" fo:margin-bottom="0in" fo:line-height="150%"/>
      <style:text-properties style:font-name="Times New Roman" style:font-name-complex="Times New Roman" fo:font-size="14pt" style:font-size-asian="14pt" style:font-size-complex="13pt" fo:language="hu" fo:country="HU"/>
    </style:style>
    <style:style style:name="P93" style:parent-style-name="Standard" style:family="paragraph">
      <style:paragraph-properties fo:text-align="center" fo:margin-bottom="0in" fo:line-height="150%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3pt" fo:language="hu" fo:country="HU"/>
    </style:style>
    <style:style style:name="P9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hu" fo:country="HU"/>
    </style:style>
    <style:style style:name="P96" style:parent-style-name="Standard" style:family="paragraph">
      <style:paragraph-properties fo:text-align="justify" fo:margin-bottom="0in" fo:line-height="150%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Standard" style:family="paragraph">
      <style:paragraph-properties fo:text-align="justify" fo:margin-bottom="0in" fo:line-height="150%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Standard" style:family="paragraph">
      <style:paragraph-properties fo:text-align="justify" fo:margin-bottom="0in" fo:line-height="150%"/>
    </style:style>
  </office:automatic-styles>
  <office:body>
    <office:text text:use-soft-page-breaks="true">
      <text:p text:style-name="P1"/>
      <text:p text:style-name="P6"><text:span text:style-name="T7">LUCRARE <text:s/>DE <text:s/>ATESTAT <text:s/>PROFESIONAL <text:s/></text:span></text:p>
      <text:p text:style-name="P8"><text:span text:style-name="T9">LA <text:s/>INFORMATICĂ</text:span></text:p>
      <text:p text:style-name="P10"/>
      <text:p text:style-name="P11"/>
      <text:p text:style-name="P12"/>
      <text:p text:style-name="P13"><text:span text:style-name="T14">LÁTVÁNYOSSÁGOK ERDÉLYBEN</text:span></text:p>
      <text:p text:style-name="P15"/>
      <text:p text:style-name="P16"/>
      <text:p text:style-name="P17"/>
      <text:p text:style-name="P18"/>
      <text:p text:style-name="P19"><text:span text:style-name="T20">An școlar 20</text:span><text:span text:style-name="T21">25</text:span><text:span text:style-name="T22">-</text:span><text:span text:style-name="T23">2026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<text:s text:c="5"/></text:span><text:span text:style-name="T35">ÎNTOCMIT <text:s/>DE</text:span><text:span text:style-name="T36"><text:tab/></text:span><text:span text:style-name="T37"><text:tab/></text:span><text:span text:style-name="T38"><text:tab/><text:s text:c="15"/></text:span><text:span text:style-name="T39"><text:tab/></text:span><text:span text:style-name="T40"><text:tab/></text:span><text:span text:style-name="T41">PROFESOR <text:s/>ÎNDRUMĂTOR</text:span><text:span text:style-name="T42"><text:tab/></text:span></text:p>
      <text:p text:style-name="P43"><text:span text:style-name="T44">Józsa<text:s/></text:span><text:span text:style-name="T45">Vivien-Antónia</text:span><text:span text:style-name="T46"><text:s/>– XII. B.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/text:span><text:span text:style-name="T53"><text:tab/>Boda Szilárd</text:span></text:p>
      <text:soft-page-break/>
      <text:p text:style-name="P54"><text:span text:style-name="T55"><text:s/></text:span></text:p>
      <text:p text:style-name="P56"/>
      <text:p text:style-name="P57"/>
      <text:p text:style-name="P58"/>
      <text:p text:style-name="P59"/>
      <text:p text:style-name="P60"><text:span text:style-name="T61">BEVEZETÉS</text:span></text:p>
      <text:p text:style-name="P62"/>
      <text:p text:style-name="P63"><text:span text:style-name="T64"><text:tab/>Szöveg...</text:span></text:p>
      <text:p text:style-name="P65"/>
      <text:p text:style-name="P66"><text:span text:style-name="T67">HTML</text:span></text:p>
      <text:p text:style-name="P68"/>
      <text:p text:style-name="P69"><text:span text:style-name="T70"><text:tab/></text:span><text:span text:style-name="T71">A HTML (HyperText Markup Language,<text:s/></text:span><text:span text:style-name="T72">azaz hiperszöveges jelölőnyelv</text:span><text:span text:style-name="T73">) egy leíró nyelv, amelyet weboldalak készítéséhez hoztak létre, ami napjainban már interneten használt<text:s/></text:span><text:span text:style-name="T74">szabványos formátummá vált.</text:span><text:span text:style-name="T75"><text:s/>Ahhoz, hogy létrehozzunk egy HTML oldalt egy szövegfájlt “.html” kiterjesztéssel mentünk.</text:span><text:span text:style-name="T76"><text:s/>A fájlban címkékkel (például ) adjuk meg, hogy mi hol jelenjen meg az oldalon.</text:span></text:p>
      <text:p text:style-name="P77">A HTML (HyperText Markup Language) egy jelölőnyelv, amellyel weboldalak szerkezetét és tartalmát határozzuk meg. Egy egyszerű<text:s/><text:span text:style-name="T78">.html</text:span><text:s/>kiterjesztésű fájlban használjuk, ahol címkékkel (például<text:s/><text:span text:style-name="T79">&lt;h1&gt;</text:span>,<text:s/><text:span text:style-name="T80">&lt;p&gt;</text:span>,<text:s/><text:span text:style-name="T81">&lt;a&gt;</text:span>) adjuk meg, mi jelenjen meg az oldalon. A böngésző ezeket a jelöléseket értelmezi, és ennek alapján jeleníti meg a weboldalt. A HTML-t gyakran használjuk más technológiákkal együtt, mint a CSS (formázáshoz) és JavaScript (interaktivitáshoz).</text:p>
      <text:p text:style-name="P82"/>
      <text:p text:style-name="P83"><text:span text:style-name="T84"><text:s/>Ezt a nyelvet Tim Berners-Lee fejlesztette ki 1990-ben a CERN-nél, azzal a céllal, hogy a tudósok egyszerűen megoszthassák egymással a dokumentumaikat az interneten keresztül.</text:span><text:span text:style-name="T85"><text:s/>Tehát a HTML az egyszerű doumentummegosztásból indult, amely mára a weboldalak alapja lett.</text:span><text:span text:style-name="T86"><text:s/>A HTML az SGML (Standard Generalized Markup Language</text:span><text:span text:style-name="T87">) egyszerűsített változata, és kezdetben cask alapvető elemeket (címeket, bekezdéseket, linkeket és listákat) tartalmazott. Az évek során a HTML fokozatosan fejlődött,egyre<text:s/></text:span><text:span text:style-name="T88">több funkciót és elemet kapott: HTML 2.0 (1995) az első szabványosított változat; HTML 4.01 (1999) – széles körben használt, de sok problémával; XHTML (2000) – a HTML szigorúbb, XML-alapú változata; HTML5 (2014) – modern szabvány,<text:s/></text:span><text:soft-page-break/><text:span text:style-name="T89">multimédiás és interaktív elemekkel (például videó, hang, űrlap). Napjainkban a leggyakrabban használt HTML-verzió a HTML5, mivel rugalmas, korszerű és kompatibilis a legújabb technológiákkal.</text:span></text:p>
      <text:p text:style-name="P90"/>
      <text:p text:style-name="P91"/>
      <text:p text:style-name="P92"/>
      <text:p text:style-name="P93"><text:span text:style-name="T94">Bibliográfia</text:span></text:p>
      <text:p text:style-name="P95"/>
      <text:p text:style-name="P96">[1] Bela Pelda<text:s/><text:span text:style-name="T97">Könyv címe/cikk címe<text:s/></text:span>Kiadó, Kiadás éve</text:p>
      <text:p text:style-name="P98">[2] Wikipedia Wiki<text:s/>cikk címe<text:s/><text:span text:style-name="T99">wiki link<text:s/></text:span>[megnézve 2017 február 10. én]</text:p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ÉlőfejChar" style:display-name="Élőfej Char" style:family="text" style:parent-style-name="DefaultParagraphFont"/>
    <style:style style:name="ÉlőlábChar" style:display-name="Élőláb Char" style:family="text" style:parent-style-name="DefaultParagraphFont"/>
    <style:style style:name="BuborékszövegChar" style:display-name="Buborékszöveg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Calibri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imes New Roman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fo:font-size="16pt" style:font-size-asian="16pt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s-1" style:display-name="ms-1" style:family="text" style:parent-style-name="DefaultParagraphFont"/>
    <style:style style:name="max-w-15ch" style:display-name="max-w-[15ch]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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6pt" style:font-size-asian="16pt"/>
    </style:style>
    <text:list-style style:name="WWNum4" style:display-name="WWNum4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justify"/>
    </style:style>
    <style:style style:name="T3" style:parent-style-name="DefaultParagraphFont" style:family="text">
      <style:text-properties fo:color="#000000" fo:language="ro" fo:country="RO"/>
    </style:style>
    <style:style style:name="P4" style:parent-style-name="Footer" style:family="paragraph">
      <style:paragraph-properties fo:text-align="center"/>
    </style:style>
    <style:style style:name="P5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COLEGIUL <text:s text:c="2"/>NAȚIONAL <text:s/>„SILVANIA” – ZALĂU</text:span></text:p>
      </style:header>
      <style:footer>
        <text:p text:style-name="P4"/>
        <text:p text:style-name="P5"><text:page-number text:fixed="false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ti-Zsolt</meta:initial-creator>
    <dc:creator>elev</dc:creator>
    <meta:creation-date>2016-04-29T13:14:00Z</meta:creation-date>
    <dc:date>2025-10-16T04:43:00Z</dc:date>
    <meta:template xlink:href="Normal.dotm" xlink:type="simple"/>
    <meta:editing-cycles>10</meta:editing-cycles>
    <meta:editing-duration>PT186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19" meta:character-count="2135" meta:row-count="15" meta:non-whitespace-character-count="1820"/>
  </office:meta>
</office:document-meta>
</file>